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31d" officeooo:paragraph-rsid="0011631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1631d"/>
    </style:style>
    <style:style style:name="P4" style:family="paragraph" style:parent-style-name="Standard">
      <style:paragraph-properties fo:text-align="justify" style:justify-single-word="false"/>
      <style:text-properties officeooo:paragraph-rsid="001190b3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639df"/>
    </style:style>
    <style:style style:name="P7" style:family="paragraph" style:parent-style-name="Standard">
      <style:paragraph-properties fo:text-align="start" style:justify-single-word="false"/>
      <style:text-properties officeooo:paragraph-rsid="001639df"/>
    </style:style>
    <style:style style:name="T1" style:family="text">
      <style:text-properties officeooo:rsid="0011631d"/>
    </style:style>
    <style:style style:name="T2" style:family="text">
      <style:text-properties style:text-position="super 58%"/>
    </style:style>
    <style:style style:name="T3" style:family="text">
      <style:text-properties officeooo:rsid="001190b3"/>
    </style:style>
    <style:style style:name="T4" style:family="text">
      <style:text-properties officeooo:rsid="0011ca9b"/>
    </style:style>
    <style:style style:name="T5" style:family="text">
      <style:text-properties officeooo:rsid="001289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pyeditor : Mathilde Nicolas. </text:p>
      <text:p text:style-name="P2">Creator: <text:span text:style-name="T1">Poquelin Jean-Baptiste, dit Molière (1622-1673)</text:span></text:p>
      <text:p text:style-name="P2">Title: Le mariage forcé, ballet du Roy, dansé par S. M. le 29 jour de janvier 1664</text:p>
      <text:p text:style-name="P2">Date: <text:span text:style-name="T1">1664</text:span> </text:p>
      <text:p text:style-name="P3">Bibl: <text:span text:style-name="T1">Poquelin Jean-Baptiste, dit Molière</text:span>, Le mariage forcé, ballet du Roy, dansé par S. M. le 29 jour de janvier 1664, Paris, <text:span text:style-name="T1">Robert Ballard</text:span>, 1664. </text:p>
      <text:p text:style-name="P2"/>
      <text:p text:style-name="P2"/>
      <text:p text:style-name="P6"><text:span text:style-name="T1">NP </text:span></text:p>
      <text:p text:style-name="P6">Le Mariage forcé, ballet du roi, Paris, Ballard, 1664</text:p>
      <text:p text:style-name="P1">Danse par sa Majesté, le 29. jour de Ianuier 1664. </text:p>
      <text:p text:style-name="P1"/>
      <text:p text:style-name="P1">A PARIS, </text:p>
      <text:p text:style-name="P1">Par ROBERT BALLARD, seul Imprimeur du Roy pour la Musique. </text:p>
      <text:p text:style-name="P1">M. DC. LXIV.</text:p>
      <text:p text:style-name="P1">Auec Priuilege de sa Majesté. </text:p>
      <text:p text:style-name="P2"/>
      <text:p text:style-name="P6"><text:span text:style-name="T1">NP</text:span></text:p>
      <text:p text:style-name="P6">LES ACTE<text:span text:style-name="T1">V</text:span>RS DE LA COM<text:span text:style-name="T1">E</text:span>DIE.</text:p>
      <text:p text:style-name="P2">Sganarelle. Moli<text:span text:style-name="T1">er. </text:span></text:p>
      <text:p text:style-name="P2">Geronimo. La Thorilli<text:span text:style-name="T1">e</text:span>re.</text:p>
      <text:p text:style-name="P2">Dorim<text:span text:style-name="T1">e</text:span>ne. Mad<text:span text:style-name="T2">lle</text:span> du Parc.</text:p>
      <text:p text:style-name="P2">Alcantor. B<text:span text:style-name="T1">e</text:span>jart.</text:p>
      <text:p text:style-name="P2">Lycante. La Grange.</text:p>
      <text:p text:style-name="P2">Premi<text:span text:style-name="T1">er</text:span> Bo<text:span text:style-name="T1">ësmienne.</text:span> Mad<text:span text:style-name="T2">lle.</text:span> B<text:span text:style-name="T1">e</text:span>jart.</text:p>
      <text:p text:style-name="P2">Seconde Bo<text:span text:style-name="T1">ës</text:span>mienne. Mad<text:span text:style-name="T2">lle. </text:span>de Brie.</text:p>
      <text:p text:style-name="P2">Premier Docteur. Br<text:span text:style-name="T1">e</text:span>court.</text:p>
      <text:p text:style-name="P2">Second Docteur. Du Croisy.</text:p>
      <text:p text:style-name="P2"/>
      <text:p text:style-name="P6"><text:span text:style-name="T3">NP </text:span></text:p>
      <text:p text:style-name="P6">LE MARIAGE FORCÉ.</text:p>
      <text:p text:style-name="P2">BALLET.</text:p>
      <text:p text:style-name="P2">ARG<text:span text:style-name="T1">V</text:span>MENT.</text:p>
      <text:p text:style-name="P2">C<text:span text:style-name="T1">OMME</text:span> il n’y a rien au monde qui soit si commun que le Mariage, <text:span text:style-name="T1">&amp;</text:span> que c’est <text:span text:style-name="T1">v</text:span>ne chose sur laquelle les hommes ordinairement se tournent le plus en ridicules ; il n’est pas mer<text:span text:style-name="T1">u</text:span>eilleux que ce soit to<text:span text:style-name="T1">û</text:span>jours la mati<text:span text:style-name="T1">e</text:span>re de la plu<text:span text:style-name="T1">s</text:span>part des Com<text:span text:style-name="T1">e</text:span>dies, aussi bien que des Ballets, qui sont des Com<text:span text:style-name="T1">e</text:span>dies mu<text:span text:style-name="T1">ë</text:span>ttes ; <text:span text:style-name="T1">&amp;</text:span> c’est par là qu’on a pris l’<text:span text:style-name="T1">I</text:span>dée de cette Com<text:span text:style-name="T1">e</text:span>die-Mascarade.</text:p>
      <text:p text:style-name="P2"/>
      <text:p text:style-name="P6"><text:span text:style-name="T3">4 </text:span></text:p>
      <text:p text:style-name="P6">ACTE PREMIER.</text:p>
      <text:p text:style-name="P2">SC<text:span text:style-name="T3">E</text:span>NE PREMI<text:span text:style-name="T3">E</text:span>RE.</text:p>
      <text:p text:style-name="P2">S<text:span text:style-name="T3">G</text:span>anarelle demande conseil au Seigneur Geronimo s’il se doit marier, ou non : C<text:span text:style-name="T3">ét</text:span> am<text:span text:style-name="T3">y</text:span> lu<text:span text:style-name="T3">y </text:span>dit franchement que le Mariage n’est gu<text:span text:style-name="T3">er</text:span>e<text:span text:style-name="T3">s</text:span> le fait d’<text:span text:style-name="T3">v</text:span>n homme de cinquante ans : Mais Sganarelle lu<text:span text:style-name="T3">y</text:span> r<text:span text:style-name="T3">es</text:span>pond qu’il est r<text:span text:style-name="T3">e</text:span>solu au Mariage, <text:span text:style-name="T3">&amp;</text:span> l’autre, voyant cette extra<text:span text:style-name="T3">u</text:span>agance, de demander conseil apr<text:span text:style-name="T3">e</text:span>s <text:span text:style-name="T3">v</text:span>ne r<text:span text:style-name="T3">e</text:span>solution prise, lu<text:span text:style-name="T3">y</text:span> conseille hautement de se marier, <text:span text:style-name="T3">&amp;</text:span> le quitte en riant.</text:p>
      <text:p text:style-name="P2"/>
      <text:p text:style-name="P2">SCÈNE DE<text:span text:style-name="T3">V</text:span>XI<text:span text:style-name="T3">ES</text:span>ME.</text:p>
      <text:p text:style-name="P4">La Ma<text:span text:style-name="T3">i</text:span>tresse de Sganarelle arri<text:span text:style-name="T3">u</text:span>e, qui lu<text:span text:style-name="T3">y</text:span> dit qu’elle est ra<text:span text:style-name="T3">u</text:span>ie de se marier a<text:span text:style-name="T3">u</text:span>ec lu<text:span text:style-name="T3">y</text:span>, pour pou<text:span text:style-name="T3">u</text:span>oi<text:span text:style-name="T3">t</text:span> sortir promptement de la suj<text:span text:style-name="T3">ess</text:span>ion de son P<text:span text:style-name="T3">e</text:span>re, <text:span text:style-name="T3">&amp;</text:span> a<text:span text:style-name="T3">u</text:span>oir d<text:span text:style-name="T3">e</text:span>sormais toutes ses coudées franches ; &amp; l<text:span text:style-name="T3">a-</text:span>dessus elle lu<text:span text:style-name="T3">y</text:span> conte la mani<text:span text:style-name="T3">e</text:span>re dont elle pr<text:span text:style-name="T3">e</text:span>tend vi<text:span text:style-name="T3">u</text:span>re a<text:span text:style-name="T3">u</text:span>ec lu<text:span text:style-name="T3">y</text:span>, qui sera proprement la naï<text:span text:style-name="T3">u</text:span>e peinture d’<text:span text:style-name="T3">v</text:span>ne Coquette ache<text:span text:style-name="T3">u</text:span>ée. Sganarelle reste seul assez <text:span text:style-name="T3">es</text:span>tonné ; Il se plaint, apr<text:span text:style-name="T3">e</text:span>s ce discours, <text:soft-page-break/><text:span text:style-name="T3">5 </text:span>d’<text:span text:style-name="T3">v</text:span>ne pesanteur de t<text:span text:style-name="T3">es</text:span>te <text:span text:style-name="T3">es</text:span>pou<text:span text:style-name="T3">u</text:span>antable, <text:span text:style-name="T3">&amp;</text:span> se mettant en <text:span text:style-name="T3">v</text:span>n coin du Th<text:span text:style-name="T3">ea</text:span>tre pour dormir, il voit en songe <text:span text:style-name="T3">v</text:span>ne femme repr<text:span text:style-name="T3">e</text:span>sentée par Mademoiselle Hylaire, qui chante ce R<text:span text:style-name="T3">e</text:span>cit.</text:p>
      <text:p text:style-name="P4"/>
      <text:p text:style-name="P2">R<text:span text:style-name="T3">E</text:span>CIT DE LA BEA<text:span text:style-name="T3">V</text:span>TÉ.</text:p>
      <text:p text:style-name="P5">S<text:span text:style-name="T3">I</text:span> l’Amour vous so<text:span text:style-name="T3">û</text:span>met à ses lois inhumaines,<text:line-break/>Choisissez, en a<text:span text:style-name="T3">y</text:span>mant, <text:span text:style-name="T3">v</text:span>n objet plein d’app<text:span text:style-name="T3">as </text:span>;<text:line-break/>Portez, au moins, de belles cha<text:span text:style-name="T3">is</text:span>nes,<text:line-break/>Et puis qu’il faut mourir, mourez d’<text:span text:style-name="T3">v</text:span>n beau tr<text:span text:style-name="T3">es</text:span>pas.</text:p>
      <text:p text:style-name="P2"/>
      <text:p text:style-name="P5">Si l’ob<text:span text:style-name="T3">i</text:span>et de vos feux ne m<text:span text:style-name="T3">e</text:span>rite vos peines,<text:line-break/>Sous l’empire d’Amour ne vous engagez pas :<text:line-break/>Portez, au moins, etc.</text:p>
      <text:p text:style-name="P2"/>
      <text:p text:style-name="P2">PREMI<text:span text:style-name="T4">E</text:span>RE ENTRÉE.</text:p>
      <text:p text:style-name="P2">La <text:span text:style-name="T4">I</text:span>alousie, les Chagrins, <text:span text:style-name="T4">&amp;</text:span> les Soupçons.</text:p>
      <text:p text:style-name="P2">La <text:span text:style-name="T4">I</text:span>alousie, Le Sieur Doli<text:span text:style-name="T4">u</text:span>et.</text:p>
      <text:p text:style-name="P2">Les <text:span text:style-name="T4">c</text:span>hagrins, Les Sieurs S. André, <text:span text:style-name="T4">&amp;</text:span> Desbrosses.</text:p>
      <text:p text:style-name="P2">Les <text:span text:style-name="T4">s</text:span>oupçons, Les Sieurs de Lorge, <text:span text:style-name="T4">&amp;</text:span> le Chantre.</text:p>
      <text:p text:style-name="P2"/>
      <text:p text:style-name="P2">II. ENTRÉE.</text:p>
      <text:p text:style-name="P2">Quatre Plaisans, ou Goguenars.</text:p>
      <text:p text:style-name="P2">Le Comte d’Armagnac, Messieurs d’Heureux, Beauchamp, <text:span text:style-name="T4">&amp;</text:span> des-Airs le jeune.</text:p>
      <text:p text:style-name="P2"/>
      <text:p text:style-name="P6"><text:span text:style-name="T4">6 </text:span></text:p>
      <text:p text:style-name="P6">ACTE SECOND.</text:p>
      <text:p text:style-name="P2">SC<text:span text:style-name="T4">E</text:span>NE PREMI<text:span text:style-name="T4">E</text:span>RE.</text:p>
      <text:p text:style-name="P2">L<text:span text:style-name="T4">E</text:span> Seigneur Geronimo <text:span text:style-name="T4">esu</text:span>eille Sganarelle, qui lui veut conter le songe qu’il vient de faire : mais il lu<text:span text:style-name="T4">y</text:span> r<text:span text:style-name="T4">es</text:span>pond qu’il n’entend rien aux songes, <text:span text:style-name="T4">&amp;</text:span> que sur le sujet du Mariage il peut consulter deux s<text:span text:style-name="T4">çau</text:span>ants qui sont contents de lu<text:span text:style-name="T4">y</text:span>, dont l’<text:span text:style-name="T4">v</text:span>n suit la Philosophie d’Aristote, <text:span text:style-name="T4">&amp;</text:span> l’autre est Pyrrhonien.</text:p>
      <text:p text:style-name="P2"/>
      <text:p text:style-name="P2">SC<text:span text:style-name="T4">E</text:span>NE DE<text:span text:style-name="T4">V</text:span>XI<text:span text:style-name="T4">ES</text:span>ME.</text:p>
      <text:p text:style-name="P2">I<text:span text:style-name="T4">L</text:span> trou<text:span text:style-name="T4">u</text:span>e le premier qui l’<text:span text:style-name="T4">es</text:span>tourdit de son caquet, <text:span text:style-name="T4">&amp;</text:span> ne le laisse point parler ; ce qui l’oblige à le maltrait<text:span text:style-name="T4">t</text:span>er.</text:p>
      <text:p text:style-name="P2"/>
      <text:p text:style-name="P2">SC<text:span text:style-name="T4">E</text:span>NE TROISI<text:span text:style-name="T4">E</text:span>ME.</text:p>
      <text:p text:style-name="P2">E<text:span text:style-name="T4">N</text:span>suite il rencontre l’autre, qui ne lu<text:span text:style-name="T4">y</text:span> r<text:span text:style-name="T4">es</text:span>pond, sui<text:span text:style-name="T4">u</text:span>ant sa doctrine, qu’en termes qui ne d<text:span text:style-name="T4">e</text:span>cident rien ; il le chasse a<text:span text:style-name="T4">u</text:span>ec col<text:span text:style-name="T4">e</text:span>re, <text:span text:style-name="T4">&amp;</text:span> l<text:span text:style-name="T4">a </text:span>dessus arri<text:span text:style-name="T4">u</text:span>ent deux <text:span text:style-name="T4">E</text:span>gyptiens, <text:span text:style-name="T4">&amp;</text:span> quatre <text:span text:style-name="T4">E</text:span>gyptiennes.</text:p>
      <text:p text:style-name="P2"/>
      <text:p text:style-name="P6"><text:span text:style-name="T4">7 </text:span></text:p>
      <text:p text:style-name="P6">III. ENTRÉE.</text:p>
      <text:p text:style-name="P2">Deux <text:span text:style-name="T4">E</text:span>gyptiens, <text:span text:style-name="T4">&amp;</text:span> quatre <text:span text:style-name="T4">E</text:span>gyptiennes.</text:p>
      <text:p text:style-name="P2">Deux <text:span text:style-name="T4">E</text:span>gyptiens, LE RO<text:span text:style-name="T4">Y</text:span>, Le Marquis de Villeroy.</text:p>
      <text:p text:style-name="P2"><text:span text:style-name="T4">E</text:span>gyptiennes, Le Marquis de Rassan, les Sieurs Raynal, Noblet, <text:span text:style-name="T4">&amp;</text:span> la Pierre.</text:p>
      <text:p text:style-name="P2">I<text:span text:style-name="T4">L</text:span> prend fantaisie à Sganarelle de se faire dire sa bonne a<text:span text:style-name="T4">ua</text:span>nture, <text:span text:style-name="T4">&amp;</text:span> rencontrant deux Bo<text:span text:style-name="T4">ës</text:span>miennes, il leur demande s’il sera heureux en son Mariage : pour r<text:span text:style-name="T4">es</text:span>pon<text:span text:style-name="T4">c</text:span>e ils se mettent à danser en se moquant de lu<text:span text:style-name="T4">y</text:span>, ce qui l’oblige d’aller trou<text:span text:style-name="T4">u</text:span>er <text:span text:style-name="T4">v</text:span>n Magicien.</text:p>
      <text:p text:style-name="P2"/>
      <text:p text:style-name="P2">R<text:span text:style-name="T4">E</text:span>CIT D’<text:span text:style-name="T4">V</text:span>N MAGICIEN.</text:p>
      <text:p text:style-name="P5">Chanté par Monsieur Desti<text:span text:style-name="T4">u</text:span>al.</text:p>
      <text:p text:style-name="P5">H<text:span text:style-name="T4">o</text:span>l<text:span text:style-name="T4">a</text:span>,<text:line-break/>Qui va l<text:span text:style-name="T4">a<text:line-break/></text:span>Dis-mo<text:span text:style-name="T4">y</text:span> vi<text:span text:style-name="T4">st</text:span>e quel souc<text:span text:style-name="T4">y<text:line-break/></text:span><text:soft-page-break/>Te peut amener ic<text:span text:style-name="T4">y</text:span>.<text:line-break/>Mariage. Ce sont de grands myst<text:span text:style-name="T4">e</text:span>res<text:line-break/>Que ces sortes d’affaires.</text:p>
      <text:p text:style-name="P5"/>
      <text:p text:style-name="P7"><text:span text:style-name="T4">8 </text:span>Destinée. <text:span text:style-name="T4">I</text:span>e te vais pour cela par mes charmes profonds</text:p>
      <text:p text:style-name="P5">Faire venir quatre D<text:span text:style-name="T4">e</text:span>mons.</text:p>
      <text:p text:style-name="P5"/>
      <text:p text:style-name="P5">Ces gens <text:span text:style-name="T4">la</text:span>.</text:p>
      <text:p text:style-name="P5">Non non n’ayez aucune peur<text:line-break/><text:span text:style-name="T4">I</text:span>e leur <text:span text:style-name="T4">os</text:span>tera<text:span text:style-name="T4">y</text:span> la laideur.<text:line-break/>N’effrayez pas.<text:line-break/>Des puissances in<text:span text:style-name="T4">u</text:span>incibles<text:line-break/>Rendent depuis long-temps tous les D<text:span text:style-name="T4">e</text:span>mons mu<text:span text:style-name="T4">ë</text:span>ts<text:line-break/>Mais par signes intelligibles<text:line-break/>Ils r<text:span text:style-name="T4">es</text:span>pondront à tes souhaits.</text:p>
      <text:p text:style-name="P2"/>
      <text:p text:style-name="P2">IV. ENTRÉE.</text:p>
      <text:p text:style-name="P2"><text:span text:style-name="T4">V</text:span>n Magicien qui fait sortir quatre D<text:span text:style-name="T4">e</text:span>mons.</text:p>
      <text:p text:style-name="P2">Le Magicien, Monsieur Beauchamp.</text:p>
      <text:p text:style-name="P2">Quatre D<text:span text:style-name="T4">e</text:span>mons, Messieurs d’Heureux, de Lorge, des-Airs l’a<text:span text:style-name="T4">is</text:span>né, <text:span text:style-name="T4">&amp;</text:span> le Mercier.</text:p>
      <text:p text:style-name="P2"/>
      <text:p text:style-name="P2"><text:span text:style-name="T4">SG</text:span>anarelle les interroge, ils r<text:span text:style-name="T4">es</text:span>pondent par signes, <text:span text:style-name="T4">&amp;</text:span> sortent en lu<text:span text:style-name="T4">y</text:span> faisant les cornes.</text:p>
      <text:p text:style-name="P2"/>
      <text:p text:style-name="P6"><text:span text:style-name="T4">9 </text:span></text:p>
      <text:p text:style-name="P6">ACTE TROISI<text:span text:style-name="T4">ES</text:span>ME.</text:p>
      <text:p text:style-name="P2">SC<text:span text:style-name="T4">E</text:span>NE PREMI<text:span text:style-name="T4">E</text:span>RE.</text:p>
      <text:p text:style-name="P2">S<text:span text:style-name="T4">G</text:span>anarelle effrayé de ce pr<text:span text:style-name="T4">e</text:span>sage, veut s’aller dégager au P<text:span text:style-name="T4">e</text:span>re, qui ayant o<text:span text:style-name="T4">üy</text:span> la proposition, lu<text:span text:style-name="T4">y</text:span> r<text:span text:style-name="T4">es</text:span>pond qu’il n’a rien à lu<text:span text:style-name="T4">y</text:span> dire, <text:span text:style-name="T4">&amp;</text:span> qu’il lui va tout<text:span text:style-name="T4">e</text:span> à l’heure en<text:span text:style-name="T4">u</text:span>oyer sa r<text:span text:style-name="T4">es</text:span>pon<text:span text:style-name="T4">c</text:span>e.</text:p>
      <text:p text:style-name="P2"/>
      <text:p text:style-name="P2">SC<text:span text:style-name="T5">E</text:span>NE DE<text:span text:style-name="T5">V</text:span>XI<text:span text:style-name="T5">ES</text:span>ME.</text:p>
      <text:p text:style-name="P2">C<text:span text:style-name="T5">E</text:span>tte r<text:span text:style-name="T5">es</text:span>pon<text:span text:style-name="T5">c</text:span>e est <text:span text:style-name="T5">v</text:span>n bra<text:span text:style-name="T5">u</text:span>e doucereux, son fils, qui vient a<text:span text:style-name="T5">u</text:span>ec ci<text:span text:style-name="T5">u</text:span>ilité à Sganarelle, <text:span text:style-name="T5">&amp;</text:span> lu<text:span text:style-name="T5">y</text:span> fait <text:span text:style-name="T5">v</text:span>n petit compliment pour se couper la gorge ensemble. Sganarelle l’ayant refusé, il lu<text:span text:style-name="T5">y</text:span> donne quelques coups de b<text:span text:style-name="T5">as</text:span>ton, le plus ci<text:span text:style-name="T5">u</text:span>ilement du monde, <text:span text:style-name="T5">&amp;</text:span> ces coups de b<text:span text:style-name="T5">as</text:span>ton le portent à demeurer d’accord d’<text:span text:style-name="T5">es</text:span>pouser la fille.</text:p>
      <text:p text:style-name="P2"/>
      <text:p text:style-name="P2">SC<text:span text:style-name="T5">E</text:span>NE TROISI<text:span text:style-name="T5">ES</text:span>ME.</text:p>
      <text:p text:style-name="P2">S<text:span text:style-name="T5">G</text:span>anarelle touche les mains à la fille.</text:p>
      <text:p text:style-name="P2"/>
      <text:p text:style-name="P6"><text:span text:style-name="T5">10 </text:span></text:p>
      <text:p text:style-name="P6">V. ENTRÉE.</text:p>
      <text:p text:style-name="P2"><text:span text:style-name="T5">V</text:span>n Ma<text:span text:style-name="T5">is</text:span>tre à danser repr<text:span text:style-name="T5">e</text:span>senté par M. Doli<text:span text:style-name="T5">u</text:span>et, qui vient enseigner <text:span text:style-name="T5">v</text:span>ne courante à Sganarelle.</text:p>
      <text:p text:style-name="P2"/>
      <text:p text:style-name="P2">SC<text:span text:style-name="T5">E</text:span>NE Q<text:span text:style-name="T5">V</text:span>ATRI<text:span text:style-name="T5">ES</text:span>ME.</text:p>
      <text:p text:style-name="P2">L<text:span text:style-name="T5">E</text:span> Seigneur Geronimo vient se r<text:span text:style-name="T5">esi</text:span>ou<text:span text:style-name="T5">ï</text:span>r a<text:span text:style-name="T5">u</text:span>ec son am<text:span text:style-name="T5">y</text:span>, <text:span text:style-name="T5">&amp;</text:span> lu<text:span text:style-name="T5">y</text:span> dit que les jeunes gens de la Ville ont pr<text:span text:style-name="T5">e</text:span>paré <text:span text:style-name="T5">v</text:span>ne mascarade pour honorer ses No<text:span text:style-name="T5">p</text:span>ces.</text:p>
      <text:p text:style-name="P2"/>
      <text:p text:style-name="P2">Concert Espagnol, Chanté par</text:p>
      <text:p text:style-name="P2">La Seignora Anna Bergerotti.</text:p>
      <text:p text:style-name="P2">Bordigoni.</text:p>
      <text:p text:style-name="P2">Chiarini.</text:p>
      <text:p text:style-name="P2">Ion. Agustin.</text:p>
      <text:p text:style-name="P2">Tailla<text:span text:style-name="T5">u</text:span>aca.</text:p>
      <text:p text:style-name="P2"><text:soft-page-break/>Angelo Michaël.</text:p>
      <text:p text:style-name="P2"/>
      <text:p text:style-name="P5">Z<text:span text:style-name="T5">I</text:span>ego me tienes Belisa<text:line-break/>Mas bien tùs rigores veo<text:line-break/>Por que estu desden tan claro<text:line-break/>Que pueden verle los ciegos.</text:p>
      <text:p text:style-name="P2"/>
      <text:p text:style-name="P7"><text:span text:style-name="T5">11 </text:span></text:p>
      <text:p text:style-name="P7">Aunque mi amores tan grande<text:line-break/>Como mi dolor noes menos<text:line-break/>Si calla el <text:span text:style-name="T5">v</text:span>no dormido<text:line-break/>Se que fa el otro despierto.</text:p>
      <text:p text:style-name="P2"/>
      <text:p text:style-name="P5">Fabores tuios Belisa<text:line-break/>Tu vieralos yo secretos<text:line-break/>Mas ya de dolores mios<text:line-break/>No puedo azerlo que quiero.</text:p>
      <text:p text:style-name="P2"/>
      <text:p text:style-name="P2">VI. ENTRÉE.</text:p>
      <text:p text:style-name="P2">Deux Espagnols, et deux Espagnoles.</text:p>
      <text:p text:style-name="P2">Messieurs du Pille, <text:span text:style-name="T5">&amp;</text:span> Tartas, Espagnols.</text:p>
      <text:p text:style-name="P2">Messieurs de la Lanne, <text:span text:style-name="T5">&amp;</text:span> de S. André, Espagno<text:span text:style-name="T5">l</text:span>les.</text:p>
      <text:p text:style-name="P2"/>
      <text:p text:style-name="P2">VII. ENTRÉE.</text:p>
      <text:p text:style-name="P2"><text:span text:style-name="T5">V</text:span>n Chari<text:span text:style-name="T5">u</text:span>ar<text:span text:style-name="T5">y</text:span> <text:span text:style-name="T5">c</text:span>rotesque.</text:p>
      <text:p text:style-name="P2">Monsieur Lully, Les Sieurs Balthasard, Vagnac, Bonnard, la Pierre, Descouteaux, <text:span text:style-name="T5">&amp;</text:span> les trois Opterres frères.</text:p>
      <text:p text:style-name="P2"/>
      <text:p text:style-name="P6"><text:span text:style-name="T5">12 </text:span></text:p>
      <text:p text:style-name="P6">VIII. ET DERNI<text:span text:style-name="T5">E</text:span>RE ENTRÉE.</text:p>
      <text:p text:style-name="P2">Quatre Ga<text:span text:style-name="T5">l</text:span>lan<text:span text:style-name="T5">d</text:span>s caj<text:span text:style-name="T5">e</text:span>ol<text:span text:style-name="T5">l</text:span>an<text:span text:style-name="T5">s</text:span> la femme de Sganarelle.</text:p>
      <text:p text:style-name="P2">Monsieur le Duc, Monsieur le Duc de S. Aignan, Messieurs Beauchamp, <text:span text:style-name="T5">&amp;</text:span> Raynal.</text:p>
      <text:p text:style-name="P2"/>
      <text:p text:style-name="P2">F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4:27:26.306000000</meta:creation-date>
    <dc:date>2020-12-16T16:54:35.824000000</dc:date>
    <meta:editing-duration>PT12M6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4" meta:paragraph-count="107" meta:word-count="1071" meta:character-count="6373" meta:non-whitespace-character-count="5392"/>
  </office:meta>
</office:document-meta>
</file>